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.00.0000</text:date>, <text:time style:data-style-name="N2" text:time-value="17:18:25.1304407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8-01T17:44:31.429053649</dc:date>
    <meta:editing-duration>P1DT8H15M14S</meta:editing-duration>
    <meta:generator>LibreOffice/6.4.4.2$Linux_X86_64 LibreOffice_project/40$Build-2</meta:generator>
    <meta:editing-cycles>28</meta:editing-cycles>
    <meta:document-statistic meta:table-count="21" meta:cell-count="19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